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c_diff" table:style-name="ta1">
        <table:shapes>
          <draw:frame draw:z-index="0" draw:style-name="gr1" draw:text-style-name="P1" svg:width="453.51pt" svg:height="255.09pt" svg:x="165.09pt" svg:y="822.05pt">
            <draw:object draw:notify-on-update-of-ranges="Euc_diff.A1:Euc_diff.A87 Euc_diff.B1:Euc_diff.B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7946456337703" calcext:value-type="float">
            <text:p>0.01979464563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2451807357508" calcext:value-type="float">
            <text:p>0.014245180735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4381164784883" calcext:value-type="float">
            <text:p>0.013438116478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5389769130007" calcext:value-type="float">
            <text:p>0.013538976913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0650349605621" calcext:value-type="float">
            <text:p>0.01406503496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2889439504212" calcext:value-type="float">
            <text:p>0.006288943950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65733474825755" calcext:value-type="float">
            <text:p>0.005657334748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29572943776214" calcext:value-type="float">
            <text:p>0.005295729437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21276342235699" calcext:value-type="float">
            <text:p>0.0052127634223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22621066258004" calcext:value-type="float">
            <text:p>0.00522621066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44629940231441" calcext:value-type="float">
            <text:p>0.0054462994023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82529213218582" calcext:value-type="float">
            <text:p>0.005825292132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0338297974883" calcext:value-type="float">
            <text:p>0.006033829797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8643829259424" calcext:value-type="float">
            <text:p>0.0058643829259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62124530752152" calcext:value-type="float">
            <text:p>0.005621245307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3971763977283" calcext:value-type="float">
            <text:p>0.005397176397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29197733716288" calcext:value-type="float">
            <text:p>0.0052919773371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26879719229614" calcext:value-type="float">
            <text:p>0.0052687971922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532098822670065" calcext:value-type="float">
            <text:p>0.0053209882267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548578371168597" calcext:value-type="float">
            <text:p>0.0054857837116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70055718905957" calcext:value-type="float">
            <text:p>0.005700557189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509886285503632" calcext:value-type="float">
            <text:p>0.005098862855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07166575966267" calcext:value-type="float">
            <text:p>0.0070716657596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1933519190793" calcext:value-type="float">
            <text:p>0.0119335191907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39377482420361" calcext:value-type="float">
            <text:p>0.0139377482420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182905382947" calcext:value-type="float">
            <text:p>0.0161829053829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4385601408214" calcext:value-type="float">
            <text:p>0.0154385601408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3661891011852" calcext:value-type="float">
            <text:p>0.0153661891011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3205158227617" calcext:value-type="float">
            <text:p>0.015320515822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55516400849617" calcext:value-type="float">
            <text:p>0.0155516400849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62976931193185" calcext:value-type="float">
            <text:p>0.0162976931193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7727114119432" calcext:value-type="float">
            <text:p>0.0177271141194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4165454484494" calcext:value-type="float">
            <text:p>0.0194165454484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81183072178437" calcext:value-type="float">
            <text:p>0.0181183072178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02317878128156" calcext:value-type="float">
            <text:p>0.0030231787812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33610845206192" calcext:value-type="float">
            <text:p>0.0063361084520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29480961290602" calcext:value-type="float">
            <text:p>0.0062948096129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02474887135431" calcext:value-type="float">
            <text:p>0.0070247488713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810625431373082" calcext:value-type="float">
            <text:p>0.0081062543137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951180197761045" calcext:value-type="float">
            <text:p>0.009511801977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8996941393702" calcext:value-type="float">
            <text:p>0.012899694139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34982872538808" calcext:value-type="float">
            <text:p>0.0134982872538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15973913037446" calcext:value-type="float">
            <text:p>0.0115973913037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14049478532243" calcext:value-type="float">
            <text:p>0.0114049478532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48666526283143" calcext:value-type="float">
            <text:p>0.0148666526283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8754068922991" calcext:value-type="float">
            <text:p>0.0128754068922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23043425561008" calcext:value-type="float">
            <text:p>0.0123043425561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86169486893589" calcext:value-type="float">
            <text:p>0.0186169486893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761491124307977" calcext:value-type="float">
            <text:p>0.007614911243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520857746653853" calcext:value-type="float">
            <text:p>0.0052085774665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29173279793406" calcext:value-type="float">
            <text:p>0.0129173279793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22581611183506" calcext:value-type="float">
            <text:p>0.0072258161118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632569464934744" calcext:value-type="float">
            <text:p>0.0063256946493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56138116343069" calcext:value-type="float">
            <text:p>0.0156138116343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35722319732992" calcext:value-type="float">
            <text:p>0.0135722319732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2247077082097" calcext:value-type="float">
            <text:p>0.0122470770820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23139140393849" calcext:value-type="float">
            <text:p>0.0123139140393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66210193097739" calcext:value-type="float">
            <text:p>0.0166210193097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330094288977186" calcext:value-type="float">
            <text:p>0.0033009428897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16531097481997" calcext:value-type="float">
            <text:p>0.0216531097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3599045139629" calcext:value-type="float">
            <text:p>0.0123599045139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919912719920824" calcext:value-type="float">
            <text:p>0.0091991271992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950549371929551" calcext:value-type="float">
            <text:p>0.0095054937192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922676837262353" calcext:value-type="float">
            <text:p>0.0092267683726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905492327314916" calcext:value-type="float">
            <text:p>0.0090549232731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81752011940349" calcext:value-type="float">
            <text:p>0.0181752011940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219148463484913" calcext:value-type="float">
            <text:p>0.0021914846348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78021489995314" calcext:value-type="float">
            <text:p>0.0027802148999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3111231004844" calcext:value-type="float">
            <text:p>0.0131112310048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148801281938" calcext:value-type="float">
            <text:p>0.0171488012819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64849139666545" calcext:value-type="float">
            <text:p>0.0164849139666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48483290466165" calcext:value-type="float">
            <text:p>0.0148483290466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1548034251398" calcext:value-type="float">
            <text:p>0.0115480342513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01903547479845" calcext:value-type="float">
            <text:p>0.0101903547479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974216143655431" calcext:value-type="float">
            <text:p>0.009742161436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951112497204309" calcext:value-type="float">
            <text:p>0.0095111249720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866461367740384" calcext:value-type="float">
            <text:p>0.0086646136774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794719066029823" calcext:value-type="float">
            <text:p>0.0079471906602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752449410538361" calcext:value-type="float">
            <text:p>0.0075244941053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701096079460798" calcext:value-type="float">
            <text:p>0.0070109607946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53060866068686" calcext:value-type="float">
            <text:p>0.006530608660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592127106814398" calcext:value-type="float">
            <text:p>0.0059212710681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538323261905233" calcext:value-type="float">
            <text:p>0.0053832326190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49041639470911" calcext:value-type="float">
            <text:p>0.0049041639470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451156040920947" calcext:value-type="float">
            <text:p>0.004511560409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414697910818073" calcext:value-type="float">
            <text:p>0.0041469791081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15159600120687" calcext:value-type="float">
            <text:p>0.003151596001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7:49:21.970882570</dc:date>
    <meta:editing-duration>PT2M49S</meta:editing-duration>
    <meta:editing-cycles>1</meta:editing-cycles>
    <meta:document-statistic meta:table-count="1" meta:cell-count="17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Euc_diff.A1:Euc_diff.B87" svg:x="0.32cm" svg:y="0.18cm" svg:width="12.508cm" svg:height="8.64cm">
          <chartooo:coordinate-region svg:x="1.418cm" svg:y="0.379cm" svg:width="11.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c_diff.B1:Euc_diff.B87" chart:class="chart:scatter">
            <chart:domain table:cell-range-address="Euc_diff.A1:Euc_diff.A87"/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uc_diff.A1:Euc_diff.A87</svg:desc>
                </draw:g>
              </table:table-cell>
              <table:table-cell office:value-type="float" office:value="0.0197946456337703">
                <text:p>0.0197946456337703</text:p>
                <draw:g>
                  <svg:desc>Euc_diff.B1:Euc_diff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2451807357508">
                <text:p>0.0142451807357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34381164784883">
                <text:p>0.0134381164784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35389769130007">
                <text:p>0.013538976913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40650349605621">
                <text:p>0.0140650349605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62889439504212">
                <text:p>0.0062889439504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565733474825755">
                <text:p>0.00565733474825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529572943776214">
                <text:p>0.00529572943776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521276342235699">
                <text:p>0.00521276342235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22621066258004">
                <text:p>0.00522621066258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544629940231441">
                <text:p>0.00544629940231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582529213218582">
                <text:p>0.00582529213218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60338297974883">
                <text:p>0.0060338297974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8643829259424">
                <text:p>0.0058643829259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62124530752152">
                <text:p>0.00562124530752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53971763977283">
                <text:p>0.0053971763977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29197733716288">
                <text:p>0.00529197733716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526879719229614">
                <text:p>0.0052687971922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32098822670065">
                <text:p>0.00532098822670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548578371168597">
                <text:p>0.00548578371168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70055718905957">
                <text:p>0.00570055718905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509886285503632">
                <text:p>0.00509886285503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707166575966267">
                <text:p>0.00707166575966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1933519190793">
                <text:p>0.011933519190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39377482420361">
                <text:p>0.0139377482420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6182905382947">
                <text:p>0.016182905382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54385601408214">
                <text:p>0.0154385601408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53661891011852">
                <text:p>0.0153661891011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53205158227617">
                <text:p>0.0153205158227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55516400849617">
                <text:p>0.0155516400849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62976931193185">
                <text:p>0.0162976931193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7727114119432">
                <text:p>0.017727114119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94165454484494">
                <text:p>0.0194165454484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81183072178437">
                <text:p>0.0181183072178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302317878128156">
                <text:p>0.00302317878128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633610845206192">
                <text:p>0.00633610845206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629480961290602">
                <text:p>0.00629480961290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702474887135431">
                <text:p>0.00702474887135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810625431373082">
                <text:p>0.00810625431373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951180197761045">
                <text:p>0.00951180197761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28996941393702">
                <text:p>0.0128996941393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34982872538808">
                <text:p>0.0134982872538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15973913037446">
                <text:p>0.0115973913037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14049478532243">
                <text:p>0.0114049478532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48666526283143">
                <text:p>0.0148666526283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28754068922991">
                <text:p>0.0128754068922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23043425561008">
                <text:p>0.0123043425561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86169486893589">
                <text:p>0.0186169486893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761491124307977">
                <text:p>0.00761491124307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520857746653853">
                <text:p>0.00520857746653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29173279793406">
                <text:p>0.01291732797934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722581611183506">
                <text:p>0.00722581611183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632569464934744">
                <text:p>0.00632569464934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56138116343069">
                <text:p>0.0156138116343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35722319732992">
                <text:p>0.0135722319732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2247077082097">
                <text:p>0.012247077082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23139140393849">
                <text:p>0.01231391403938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66210193097739">
                <text:p>0.0166210193097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330094288977186">
                <text:p>0.00330094288977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16531097481997">
                <text:p>0.0216531097481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23599045139629">
                <text:p>0.0123599045139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919912719920824">
                <text:p>0.00919912719920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950549371929551">
                <text:p>0.00950549371929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922676837262353">
                <text:p>0.00922676837262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905492327314916">
                <text:p>0.00905492327314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81752011940349">
                <text:p>0.0181752011940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219148463484913">
                <text:p>0.00219148463484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278021489995314">
                <text:p>0.00278021489995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3111231004844">
                <text:p>0.013111231004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7148801281938">
                <text:p>0.017148801281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64849139666545">
                <text:p>0.0164849139666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48483290466165">
                <text:p>0.0148483290466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1548034251398">
                <text:p>0.011548034251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01903547479845">
                <text:p>0.0101903547479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974216143655431">
                <text:p>0.00974216143655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951112497204309">
                <text:p>0.00951112497204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866461367740384">
                <text:p>0.00866461367740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794719066029823">
                <text:p>0.007947190660298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752449410538361">
                <text:p>0.00752449410538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701096079460798">
                <text:p>0.00701096079460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653060866068686">
                <text:p>0.006530608660686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592127106814398">
                <text:p>0.00592127106814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538323261905233">
                <text:p>0.00538323261905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49041639470911">
                <text:p>0.00490416394709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451156040920947">
                <text:p>0.00451156040920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414697910818073">
                <text:p>0.00414697910818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315159600120687">
                <text:p>0.00315159600120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